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宋体" svg:font-family="宋体"/>
    <style:font-face style:name="TimesNewRomanPSMT" svg:font-family="TimesNewRomanPSMT" style:font-family-generic="roman"/>
    <style:font-face style:name="TimesNewRomanPS-ItalicMT" svg:font-family="TimesNewRomanPS-ItalicMT" style:font-family-generic="script"/>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background-color="transparent">
        <style:background-image/>
      </style:paragraph-properties>
    </style:style>
    <style:style style:name="P2" style:family="paragraph" style:parent-style-name="Text_20_body">
      <style:paragraph-properties fo:background-color="transparent">
        <style:background-image/>
      </style:paragraph-properties>
      <style:text-properties style:font-name="Times New Roman" style:font-name-asian="Times New Roman" style:language-asian="zh" style:country-asian="CN"/>
    </style:style>
    <style:style style:name="P3" style:family="paragraph" style:parent-style-name="Text_20_body">
      <style:paragraph-properties fo:background-color="transparent">
        <style:background-image/>
      </style:paragraph-properties>
      <style:text-properties style:font-name="Times New Roman" fo:font-weight="bold" style:font-name-asian="Times New Roman" style:language-asian="zh" style:country-asian="CN" style:font-weight-asian="bold" style:font-weight-complex="bold"/>
    </style:style>
    <style:style style:name="P4" style:family="paragraph" style:parent-style-name="Text_20_body">
      <style:paragraph-properties fo:background-color="transparent">
        <style:background-image/>
      </style:paragraph-properties>
      <style:text-properties style:font-name="Courier New" fo:font-size="10pt" style:font-name-asian="Times New Roman" style:font-size-asian="10pt" style:font-size-complex="10pt"/>
    </style:style>
    <style:style style:name="P5" style:family="paragraph" style:parent-style-name="Standard">
      <style:paragraph-properties fo:text-align="center" style:justify-single-word="false"/>
      <style:text-properties style:font-name="Times New Roman" fo:font-size="22pt" fo:font-weight="bold" style:font-name-asian="Times New Roman" style:font-size-asian="22pt" style:font-weight-asian="bold" style:font-size-complex="22pt" style:font-weight-complex="bold"/>
    </style:style>
    <style:style style:name="P6" style:family="paragraph" style:parent-style-name="Standard">
      <style:text-properties style:font-name="Times New Roman" style:font-name-asian="Times New Roman"/>
    </style:style>
    <style:style style:name="P7" style:family="paragraph" style:parent-style-name="Text_20_body">
      <style:text-properties style:font-name="Times New Roman" style:font-name-asian="Times New Roman"/>
    </style:style>
    <style:style style:name="P8" style:family="paragraph" style:parent-style-name="Text_20_body">
      <style:text-properties style:font-name="Times New Roman" style:font-name-asian="Times New Roman" style:language-asian="zh" style:country-asian="CN"/>
    </style:style>
    <style:style style:name="P9" style:family="paragraph" style:parent-style-name="Text_20_body">
      <style:paragraph-properties fo:text-align="start" style:justify-single-word="false" style:text-autospace="none"/>
      <style:text-properties style:font-name="Times New Roman" style:font-name-asian="Times New Roman"/>
    </style:style>
    <style:style style:name="P10" style:family="paragraph" style:parent-style-name="Text_20_body">
      <style:paragraph-properties fo:text-align="start" style:justify-single-word="false" style:text-autospace="none"/>
      <style:text-properties style:font-name="Times New Roman" fo:font-size="12pt" style:font-name-asian="Times New Roman" style:font-size-asian="12pt" style:font-name-complex="TimesNewRomanPSMT" style:font-size-complex="12pt"/>
    </style:style>
    <style:style style:name="P11" style:family="paragraph" style:parent-style-name="Text_20_body">
      <style:text-properties style:font-name="Times New Roman" fo:font-size="12pt" style:font-name-asian="Times New Roman" style:font-size-asian="12pt" style:language-asian="zh" style:country-asian="CN" style:font-size-complex="12pt"/>
    </style:style>
    <style:style style:name="P12" style:family="paragraph" style:parent-style-name="Text_20_body">
      <style:text-properties style:font-name="Times New Roman" fo:font-size="12pt" style:font-name-asian="Times New Roman" style:font-size-asian="12pt" style:language-asian="zh" style:country-asian="CN" style:font-name-complex="TimesNewRomanPSMT" style:font-size-complex="12pt"/>
    </style:style>
    <style:style style:name="P13" style:family="paragraph" style:parent-style-name="Text_20_body">
      <style:text-properties style:font-name="Times New Roman" fo:font-size="12pt" fo:font-style="italic" style:font-name-asian="Times New Roman" style:font-size-asian="12pt" style:language-asian="zh" style:country-asian="CN" style:font-style-asian="italic" style:font-size-complex="12pt" style:font-style-complex="italic"/>
    </style:style>
    <style:style style:name="P14" style:family="paragraph" style:parent-style-name="Text_20_body">
      <style:text-properties style:font-name="Times New Roman" fo:font-size="12pt" fo:font-style="italic" style:font-name-asian="Times New Roman" style:font-size-asian="12pt" style:language-asian="zh" style:country-asian="CN" style:font-style-asian="italic" style:font-name-complex="TimesNewRomanPSMT" style:font-size-complex="12pt" style:font-style-complex="italic"/>
    </style:style>
    <style:style style:name="P15" style:family="paragraph" style:parent-style-name="Text_20_body">
      <style:text-properties style:font-name="Times New Roman" fo:font-style="italic" style:font-name-asian="Times New Roman" style:font-style-asian="italic" style:font-style-complex="italic"/>
    </style:style>
    <style:style style:name="P16" style:family="paragraph" style:parent-style-name="Text_20_body">
      <style:text-properties style:font-name="Times New Roman" fo:font-style="italic" style:font-name-asian="Times New Roman" style:language-asian="zh" style:country-asian="CN" style:font-style-asian="italic" style:font-style-complex="italic"/>
    </style:style>
    <style:style style:name="P17" style:family="paragraph" style:parent-style-name="Text_20_body">
      <style:text-properties style:font-name="Times New Roman" fo:font-size="14pt" fo:font-style="italic" style:font-name-asian="Times New Roman" style:font-size-asian="14pt" style:language-asian="zh" style:country-asian="CN" style:font-style-asian="italic" style:font-size-complex="14pt" style:font-style-complex="italic"/>
    </style:style>
    <style:style style:name="P18" style:family="paragraph" style:parent-style-name="Text_20_body">
      <style:text-properties style:font-name="TimesNewRomanPSMT" fo:font-size="12pt" style:font-name-asian="TimesNewRomanPSMT" style:font-size-asian="12pt" style:language-asian="zh" style:country-asian="CN" style:font-name-complex="TimesNewRomanPSMT" style:font-size-complex="12pt"/>
    </style:style>
    <style:style style:name="P19" style:family="paragraph" style:parent-style-name="Text_20_body">
      <style:text-properties style:font-name="Courier New" fo:font-size="10pt" fo:font-weight="bold" style:font-name-asian="Times New Roman" style:font-size-asian="10pt" style:language-asian="zh" style:country-asian="CN" style:font-weight-asian="bold" style:font-size-complex="10pt" style:font-weight-complex="bold"/>
    </style:style>
    <style:style style:name="P20" style:family="paragraph" style:parent-style-name="Text_20_body">
      <style:text-properties style:font-name="Courier New" fo:font-size="10pt" style:font-name-asian="Times New Roman" style:font-size-asian="10pt" style:language-asian="zh" style:country-asian="CN" style:font-size-complex="10pt"/>
    </style:style>
    <style:style style:name="P21" style:family="paragraph" style:parent-style-name="Text_20_body">
      <style:text-properties style:font-name="Courier New" fo:font-size="10pt" fo:font-style="normal" style:font-name-asian="TimesNewRomanPS-ItalicMT" style:font-size-asian="10pt" style:font-style-asian="normal" style:font-name-complex="TimesNewRomanPS-ItalicMT" style:font-size-complex="10pt" style:font-style-complex="normal"/>
    </style:style>
    <style:style style:name="P22" style:family="paragraph" style:parent-style-name="Text_20_body">
      <style:text-properties style:font-name="Courier New" style:font-name-asian="Times New Roman" style:language-asian="zh" style:country-asian="CN"/>
    </style:style>
    <style:style style:name="P23" style:family="paragraph" style:parent-style-name="Text_20_body">
      <style:text-properties style:font-name="TimesNewRomanPS-ItalicMT" fo:font-size="12pt" fo:font-style="italic" style:font-name-asian="TimesNewRomanPS-ItalicMT" style:font-size-asian="12pt" style:font-style-asian="italic" style:font-name-complex="TimesNewRomanPS-ItalicMT" style:font-size-complex="12pt" style:font-style-complex="italic"/>
    </style:style>
    <style:style style:name="P24" style:family="paragraph" style:parent-style-name="Text_20_body">
      <style:paragraph-properties fo:margin-top="0.423cm" fo:margin-bottom="0.212cm"/>
      <style:text-properties style:font-name="Times New Roman" style:font-name-asian="Times New Roman" style:language-asian="zh" style:country-asian="CN" style:font-name-complex="Tahoma"/>
    </style:style>
    <style:style style:name="P25" style:family="paragraph" style:parent-style-name="Text_20_body">
      <style:paragraph-properties fo:margin-top="0.423cm" fo:margin-bottom="0.212cm"/>
      <style:text-properties style:font-name="Times New Roman" fo:font-size="12pt" fo:font-weight="bold" style:font-name-asian="Times New Roman" style:font-size-asian="12pt" style:language-asian="zh" style:country-asian="CN" style:font-weight-asian="bold" style:font-name-complex="Tahoma" style:font-size-complex="12pt" style:font-weight-complex="bold"/>
    </style:style>
    <style:style style:name="P26" style:family="paragraph" style:parent-style-name="code">
      <style:text-properties fo:font-size="10pt" style:font-size-asian="10pt" style:font-size-complex="10pt"/>
    </style:style>
    <style:style style:name="P27" style:family="paragraph" style:parent-style-name="code">
      <style:text-properties style:font-name="Times New Roman" style:font-name-asian="Times New Roman" style:language-asian="zh" style:country-asian="CN"/>
    </style:style>
    <style:style style:name="P28" style:family="paragraph" style:parent-style-name="code">
      <style:text-properties style:language-asian="zh" style:country-asian="CN"/>
    </style:style>
    <style:style style:name="P29" style:family="paragraph" style:parent-style-name="code">
      <style:paragraph-properties fo:margin-top="0cm" fo:margin-bottom="0.212cm"/>
      <style:text-properties fo:font-style="normal" fo:font-weight="bold" style:font-style-asian="normal" style:font-weight-asian="bold" style:font-style-complex="normal" style:font-weight-complex="bold"/>
    </style:style>
    <style:style style:name="P30" style:family="paragraph" style:parent-style-name="code">
      <style:paragraph-properties fo:margin-top="0cm" fo:margin-bottom="0.212cm"/>
      <style:text-properties style:language-asian="zh" style:country-asian="CN"/>
    </style:style>
    <style:style style:name="P31" style:family="paragraph" style:parent-style-name="Heading_20_2" style:list-style-name="L1">
      <style:text-properties style:font-name="Times New Roman" style:font-name-asian="Times New Roman" style:language-asian="zh" style:country-asian="CN"/>
    </style:style>
    <style:style style:name="P32" style:family="paragraph" style:parent-style-name="Heading_20_2" style:list-style-name="L1">
      <style:text-properties style:font-name="Times New Roman" style:font-name-asian="Times New Roman"/>
    </style:style>
    <style:style style:name="P33" style:family="paragraph" style:parent-style-name="Heading_20_2" style:list-style-name="L1">
      <style:paragraph-properties fo:margin-top="0.423cm" fo:margin-bottom="0.212cm" fo:keep-with-next="always"/>
      <style:text-properties style:font-name="Times New Roman" fo:font-size="14pt" fo:font-weight="bold" style:font-name-asian="Times New Roman" style:font-size-asian="14pt" style:language-asian="zh" style:country-asian="CN" style:font-weight-asian="bold" style:font-name-complex="Tahoma" style:font-size-complex="14pt" style:font-weight-complex="bold"/>
    </style:style>
    <style:style style:name="P34" style:family="paragraph" style:parent-style-name="Heading_20_2" style:list-style-name="L1">
      <style:paragraph-properties fo:margin-top="0.423cm" fo:margin-bottom="0.212cm" fo:keep-with-next="always"/>
      <style:text-properties style:font-name="Times New Roman" style:font-name-asian="Times New Roman" style:font-name-complex="Tahoma"/>
    </style:style>
    <style:style style:name="P35" style:family="paragraph" style:parent-style-name="Heading_20_2" style:list-style-name="L1">
      <style:paragraph-properties fo:margin-top="0.423cm" fo:margin-bottom="0.212cm" fo:keep-with-next="always"/>
      <style:text-properties style:font-name="Times New Roman" style:font-name-asian="Times New Roman" style:language-asian="zh" style:country-asian="CN" style:font-name-complex="Tahoma"/>
    </style:style>
    <style:style style:name="P36" style:family="paragraph" style:parent-style-name="Heading_20_2" style:list-style-name="L1">
      <style:paragraph-properties fo:margin-top="0.423cm" fo:margin-bottom="0.212cm" fo:keep-with-next="always"/>
      <style:text-properties style:font-name="Times New Roman" fo:font-weight="normal" style:font-name-asian="Times New Roman" style:language-asian="zh" style:country-asian="CN" style:font-weight-asian="normal" style:font-name-complex="Tahoma" style:font-weight-complex="normal"/>
    </style:style>
    <style:style style:name="P37" style:family="paragraph" style:parent-style-name="Heading_20_2" style:list-style-name="L1">
      <style:paragraph-properties fo:margin-top="0.423cm" fo:margin-bottom="0.212cm" fo:keep-with-next="always"/>
      <style:text-properties style:font-name="Arial" style:font-name-asian="MS Mincho" style:font-name-complex="Tahoma"/>
    </style:style>
    <style:style style:name="P38" style:family="paragraph" style:parent-style-name="Contents_20_1">
      <style:paragraph-properties>
        <style:tab-stops>
          <style:tab-stop style:position="16.999cm" style:type="right" style:leader-style="dotted" style:leader-text="."/>
        </style:tab-stops>
      </style:paragraph-properties>
    </style:style>
    <style:style style:name="P39" style:family="paragraph" style:parent-style-name="code">
      <style:text-properties style:language-asian="zh" style:country-asian="CN"/>
    </style:style>
    <style:style style:name="P40" style:family="paragraph" style:parent-style-name="Contents_20_3">
      <style:paragraph-properties>
        <style:tab-stops>
          <style:tab-stop style:position="16cm" style:type="right" style:leader-style="dotted" style:leader-text="."/>
        </style:tab-stops>
      </style:paragraph-properties>
    </style:style>
    <style:style style:name="P41" style:family="paragraph" style:parent-style-name="Text_20_body" style:list-style-name="L1"/>
    <style:style style:name="P42" style:family="paragraph" style:parent-style-name="Text_20_body">
      <style:text-properties style:font-name="Times New Roman" fo:font-size="14pt" fo:font-style="italic" style:font-name-asian="Times New Roman" style:font-size-asian="14pt" style:language-asian="zh" style:country-asian="CN" style:font-style-asian="italic" style:font-size-complex="14pt" style:font-style-complex="italic"/>
    </style:style>
    <style:style style:name="P43" style:family="paragraph" style:parent-style-name="Text_20_body">
      <style:text-properties style:font-name="Times New Roman" fo:font-style="italic" style:font-name-asian="Times New Roman" style:language-asian="zh" style:country-asian="CN" style:font-style-asian="italic" style:font-style-complex="italic"/>
    </style:style>
    <style:style style:name="P44" style:family="paragraph" style:parent-style-name="Text_20_body">
      <style:paragraph-properties fo:background-color="transparent">
        <style:background-image/>
      </style:paragraph-properties>
    </style:style>
    <style:style style:name="P45" style:family="paragraph" style:parent-style-name="Text_20_body">
      <style:paragraph-properties fo:background-color="transparent">
        <style:background-image/>
      </style:paragraph-properties>
      <style:text-properties style:font-name="Times New Roman" style:font-name-asian="Times New Roman" style:language-asian="zh" style:country-asian="CN"/>
    </style:style>
    <style:style style:name="P46" style:family="paragraph" style:parent-style-name="Heading_20_3" style:list-style-name="L1">
      <style:text-properties style:font-name="Times New Roman" style:font-name-asian="Times New Roman" style:language-asian="zh" style:country-asian="CN"/>
    </style:style>
    <style:style style:name="P47" style:family="paragraph" style:parent-style-name="Heading_20_3" style:list-style-name="L1">
      <style:paragraph-properties fo:margin-top="0.423cm" fo:margin-bottom="0.212cm" fo:keep-with-next="always"/>
      <style:text-properties style:font-name="Times New Roman" fo:font-weight="bold" style:font-name-asian="Times New Roman" style:font-weight-asian="bold" style:font-name-complex="Tahoma" style:font-weight-complex="bold"/>
    </style:style>
    <style:style style:name="P48" style:family="paragraph" style:parent-style-name="Heading_20_3" style:list-style-name="L1">
      <style:paragraph-properties fo:margin-top="0.423cm" fo:margin-bottom="0.212cm" fo:keep-with-next="always"/>
    </style:style>
    <style:style style:name="P49" style:family="paragraph" style:parent-style-name="Heading_20_3" style:list-style-name="L1">
      <style:paragraph-properties fo:margin-top="0.423cm" fo:margin-bottom="0.212cm" fo:keep-with-next="always"/>
      <style:text-properties fo:font-size="13pt" fo:font-weight="bold" style:font-name-asian="MS Mincho" style:font-size-asian="13pt" style:font-weight-asian="bold" style:font-name-complex="Tahoma" style:font-size-complex="13pt" style:font-weight-complex="bold"/>
    </style:style>
    <style:style style:name="P50" style:family="paragraph" style:parent-style-name="Heading_20_3" style:list-style-name="L1">
      <style:paragraph-properties fo:margin-top="0.423cm" fo:margin-bottom="0.212cm" fo:keep-with-next="always"/>
      <style:text-properties style:font-name-asian="MS Mincho" style:font-name-complex="Tahoma"/>
    </style:style>
    <style:style style:name="P51" style:family="paragraph" style:parent-style-name="Heading_20_3" style:list-style-name="L1">
      <style:paragraph-properties fo:margin-top="0.423cm" fo:margin-bottom="0.212cm" fo:keep-with-next="always"/>
      <style:text-properties style:font-name-asian="MS Mincho" style:language-asian="zh" style:country-asian="CN" style:font-name-complex="Tahoma"/>
    </style:style>
    <style:style style:name="P52" style:family="paragraph" style:parent-style-name="Heading_20_1" style:list-style-name="L1">
      <style:text-properties style:font-name="Times New Roman" style:font-name-asian="Times New Roman"/>
    </style:style>
    <style:style style:name="P53" style:family="paragraph" style:parent-style-name="Heading_20_1" style:list-style-name="L1">
      <style:text-properties style:font-name="Times New Roman" style:font-name-asian="Times New Roman" style:language-asian="zh" style:country-asian="CN"/>
    </style:style>
    <style:style style:name="P54" style:family="paragraph" style:parent-style-name="Heading_20_1" style:list-style-name="L1">
      <style:paragraph-properties fo:margin-top="0.423cm" fo:margin-bottom="0.212cm" fo:keep-with-next="always"/>
      <style:text-properties style:font-name="Times New Roman" fo:font-weight="bold" style:font-name-asian="Times New Roman" style:font-weight-asian="bold" style:font-name-complex="Tahoma" style:font-weight-complex="bold"/>
    </style:style>
    <style:style style:name="P55" style:family="paragraph" style:parent-style-name="Heading_20_1" style:list-style-name="L1">
      <style:paragraph-properties fo:margin-top="0.423cm" fo:margin-bottom="0.212cm" fo:keep-with-next="always"/>
      <style:text-properties style:font-name="Times New Roman" style:font-name-asian="Times New Roman" style:language-asian="zh" style:country-asian="CN" style:font-name-complex="Tahoma"/>
    </style:style>
    <style:style style:name="P56" style:family="paragraph" style:parent-style-name="Heading_20_1" style:list-style-name="L1">
      <style:paragraph-properties fo:margin-top="0.423cm" fo:margin-bottom="0.212cm" fo:keep-with-next="always"/>
      <style:text-properties style:font-name="Times New Roman" style:font-name-asian="Times New Roman" style:font-name-complex="Tahoma"/>
    </style:style>
    <style:style style:name="P57" style:family="paragraph" style:parent-style-name="Standard" style:list-style-name="L1"/>
    <style:style style:name="P58" style:family="paragraph" style:parent-style-name="Standard">
      <style:paragraph-properties fo:text-align="center" style:justify-single-word="false"/>
      <style:text-properties style:font-name="Times New Roman" fo:font-size="9pt" fo:language="zh" fo:country="CN" style:font-name-asian="Times New Roman" style:font-size-asian="9pt" style:font-name-complex="宋体" style:font-size-complex="9pt"/>
    </style:style>
    <style:style style:name="P59" style:family="paragraph" style:parent-style-name="Standard">
      <style:paragraph-properties fo:text-align="start" style:justify-single-word="false"/>
      <style:text-properties style:font-name="Times New Roman" fo:font-size="9pt" fo:language="zh" fo:country="CN" style:font-name-asian="Times New Roman" style:font-size-asian="9pt" style:font-name-complex="宋体" style:font-size-complex="9pt"/>
    </style:style>
    <style:style style:name="P60"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style:language-asian="zh" style:country-asian="CN"/>
    </style:style>
    <style:style style:name="T2" style:family="text">
      <style:text-properties fo:font-weight="bold" style:font-weight-asian="bold" style:font-weight-complex="bold"/>
    </style:style>
    <style:style style:name="T3" style:family="text">
      <style:text-properties fo:font-weight="bold" style:language-asian="zh" style:country-asian="CN" style:font-weight-asian="bold" style:font-weight-complex="bold"/>
    </style:style>
    <style:style style:name="T4" style:family="text">
      <style:text-properties fo:font-size="12pt" style:font-size-asian="12pt" style:language-asian="zh" style:country-asian="CN" style:font-size-complex="12pt"/>
    </style:style>
    <style:style style:name="T5" style:family="text">
      <style:text-properties fo:font-size="12pt" style:font-size-asian="12pt" style:font-name-complex="TimesNewRomanPSMT" style:font-size-complex="12pt"/>
    </style:style>
    <style:style style:name="T6" style:family="text">
      <style:text-properties fo:font-size="12pt" fo:font-weight="bold" style:font-size-asian="12pt" style:language-asian="zh" style:country-asian="CN" style:font-weight-asian="bold" style:font-size-complex="12pt" style:font-weight-complex="bold"/>
    </style:style>
    <style:style style:name="T7" style:family="text">
      <style:text-properties style:font-name-complex="TimesNewRomanPSMT"/>
    </style:style>
    <style:style style:name="T8" style:family="text">
      <style:text-properties fo:font-size="10pt" style:font-size-asian="10pt" style:font-size-complex="10pt"/>
    </style:style>
    <style:style style:name="T9" style:family="text">
      <style:text-properties fo:font-size="10pt" fo:font-weight="bold" style:font-size-asian="10pt" style:font-weight-asian="bold" style:font-size-complex="10pt" style:font-weight-complex="bold"/>
    </style:style>
    <style:style style:name="T10" style:family="text">
      <style:text-properties style:font-name="Times New Roman" style:font-name-asian="Times New Roman" style:language-asian="zh" style:country-asian="CN"/>
    </style:style>
    <style:style style:name="T11" style:family="text">
      <style:text-properties fo:font-style="italic"/>
    </style:style>
    <style:style style:name="T12" style:family="text">
      <style:text-properties fo:font-style="italic" style:font-style-asian="italic" style:font-name-complex="TimesNewRomanPSMT"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weight="normal" style:font-weight-asian="normal" style:font-weight-complex="normal"/>
    </style:style>
    <style:style style:name="T15" style:family="text">
      <style:text-properties style:font-name="Courier New" fo:font-style="normal" style:font-name-asian="TimesNewRomanPS-ItalicMT" style:font-style-asian="normal" style:font-name-complex="TimesNewRomanPS-ItalicMT" style:font-style-complex="normal"/>
    </style:style>
    <style:style style:name="T16" style:family="text">
      <style:text-properties style:font-name="Arial" style:font-name-asian="MS Mincho" style:font-name-complex="Tahoma"/>
    </style:style>
    <style:style style:name="T17" style:family="text">
      <style:text-properties style:font-name="Arial" style:font-name-asian="MS Mincho" style:language-asian="zh" style:country-asian="CN" style:font-name-complex="Tahoma"/>
    </style:style>
    <style:style style:name="T18" style:family="text">
      <style:text-properties fo:font-size="14pt" style:font-size-asian="14pt" style:font-size-complex="14pt"/>
    </style:style>
    <style:style style:name="T19" style:family="text">
      <style:text-properties fo:font-size="14pt" style:font-size-asian="14pt" style:language-asian="zh" style:country-asian="CN" style:font-size-complex="14pt"/>
    </style:style>
    <style:style style:name="T20" style:family="text">
      <style:text-properties style:font-style-asian="italic"/>
    </style:style>
    <style:style style:name="T21" style:family="text">
      <style:text-properties style:font-style-complex="italic"/>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xCAT<text:span text:style-name="T1">2</text:span> AIX on JS blade <text:span text:style-name="T1">- Howto</text:span></text:p>
      <text:p text:style-name="P6"/>
      <text:p text:style-name="P58"><text:span text:style-name="T19">04-08-2009</text:span></text:p>
      <text:p text:style-name="P58"><text:span text:style-name="T19"/></text:p>
      <text:p text:style-name="P58"><text:span text:style-name="T19"/></text:p>
      <text:p text:style-name="P59"><text:span text:style-name="T19"/></text:p>
      <text:table-of-content text:style-name="Sect1" text:protected="true" text:name="内容目录1">
        <text:table-of-content-source text:outline-level="3">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8"><text:s/>1. Introduction<text:tab/>2</text:p>
          <text:p text:style-name="P38"><text:s/>2. Prepare the installation source<text:tab/>3</text:p>
          <text:p text:style-name="P60"><text:s/>2.1. Prepare the installation CD or iso file of AIX<text:tab/>3</text:p>
          <text:p text:style-name="P40"><text:s/>2.1.1 If you have an installation CD of AIX operating system<text:tab/>3</text:p>
          <text:p text:style-name="P40"><text:s/>2.1.2 If you have an installation iso file of the AIX<text:tab/>3</text:p>
          <text:p text:style-name="P60"><text:s/>2.2. Download the xCAT and dependency packages<text:tab/>3</text:p>
          <text:p text:style-name="P38"><text:s/>3. Install the xCAT and related packages<text:tab/>4</text:p>
          <text:p text:style-name="P60"><text:s/>3.1. Install the dependency packages<text:tab/>4</text:p>
          <text:p text:style-name="P40"><text:s/>3.1.1 Install the openssl<text:tab/>4</text:p>
          <text:p text:style-name="P40"><text:s/>3.1.2 Install the openssh<text:tab/>4</text:p>
          <text:p text:style-name="P40"><text:s/>3.1.3 Update the packages information installed by installp into the rpm database<text:tab/>4</text:p>
          <text:p text:style-name="P60"><text:s/>3.2. Install the xcat on the AIX<text:tab/>4</text:p>
          <text:p text:style-name="P40"><text:s/>3.2.1 Install the dependency packages of xCAT<text:tab/>4</text:p>
          <text:p text:style-name="P40"><text:s/>3.2.2 Install the core packages of xCAT<text:tab/>4</text:p>
          <text:p text:style-name="P60"><text:s/>3.3. Verify the installation<text:tab/>4</text:p>
          <text:p text:style-name="P38"><text:s/>4. Setup the services for the management node<text:tab/>5</text:p>
          <text:p text:style-name="P60"><text:s/>4.1. Setup the services<text:tab/>5</text:p>
          <text:p text:style-name="P60"><text:s/>4.2. Verify following xCAT required services are in active status<text:tab/>5</text:p>
          <text:p text:style-name="P38"><text:s/>5. An example of the cluster<text:tab/>5</text:p>
          <text:p text:style-name="P38"><text:s/>6. Create the NIM image<text:tab/>6</text:p>
          <text:p text:style-name="P60"><text:s/>6.1. For rte method installation<text:tab/>6</text:p>
          <text:p text:style-name="P60"><text:s/>6.2. For mksysb method installation<text:tab/>6</text:p>
          <text:p text:style-name="P60"><text:s/>6.3. For stateless installation<text:tab/>7</text:p>
          <text:p text:style-name="P38"><text:s/>7. Setup the attributes for the cluster<text:tab/>7</text:p>
          <text:p text:style-name="P60"><text:s/>7.1. Define the AMM obect<text:tab/>7</text:p>
          <text:p text:style-name="P40"><text:s/>7.1.1 Define AMMs as Nodes<text:tab/>7</text:p>
          <text:p text:style-name="P40"><text:s/>7.1.2 Define the hardware control type for the management modules<text:tab/>7</text:p>
          <text:p text:style-name="P40"><text:s/>7.1.3 Define the mpa (Hardware control attribute) for the management modules<text:tab/>7</text:p>
          <text:p text:style-name="P40"><text:s/>7.1.4 Define the ip and hostname of mamagement modules<text:tab/>7</text:p>
          <text:p text:style-name="P60"><text:s/>7.2. Setup the AMMs<text:tab/>7</text:p>
          <text:p text:style-name="P40"><text:s/>7.2.1 Enable the snmp and ssh services<text:tab/>8</text:p>
          <text:p text:style-name="P40"><text:s/>7.2.2 Update the firmware of AMM<text:tab/>8</text:p>
          <text:p text:style-name="P60"><text:s/>7.3. Create the xcat networks<text:tab/>8</text:p>
          <text:p text:style-name="P60"><text:soft-page-break/><text:s/>7.4. Set Up the Password Table<text:tab/>8</text:p>
          <text:p text:style-name="P38"><text:s/>8. Define the compute node<text:tab/>8</text:p>
          <text:p text:style-name="P60"><text:s/>8.1. Define the nodes of blade by rscan<text:tab/>8</text:p>
          <text:p text:style-name="P60"><text:s/>8.2. Add the nodes into the group grp_blade<text:tab/>9</text:p>
          <text:p text:style-name="P60"><text:s/>8.3. Setup the attributes of the node<text:tab/>9</text:p>
          <text:p text:style-name="P40"><text:s/>8.3.1 Set the IP and hostname of the node<text:tab/>9</text:p>
          <text:p text:style-name="P40"><text:s/>8.3.2 Set Up the nodehm table<text:tab/>9</text:p>
          <text:p text:style-name="P40"><text:s/>8.3.3 setup the noderes table<text:tab/>9</text:p>
          <text:p text:style-name="P60"><text:s/>8.4. getmacs<text:tab/>9</text:p>
          <text:p text:style-name="P38"><text:s/>9. Initialize the AIX/NIM nodes<text:tab/>10</text:p>
          <text:p text:style-name="P60"><text:s/>9.1. For rte method installation<text:tab/>10</text:p>
          <text:p text:style-name="P60"><text:s/>9.2. For mksysb method installation<text:tab/>10</text:p>
          <text:p text:style-name="P60"><text:s/>9.3. For stateless installation<text:tab/>10</text:p>
          <text:p text:style-name="P38"><text:s/>10. Setup the console <text:tab/>10</text:p>
          <text:p text:style-name="P60"><text:s/>10.1. Setup the conserver<text:tab/>10</text:p>
          <text:p text:style-name="P60"><text:s/>10.2. [rte/mksysb] Set the console parameter<text:tab/>11</text:p>
          <text:p text:style-name="P60"><text:s/>10.3. Open a console to monitor the installation process<text:tab/>11</text:p>
          <text:p text:style-name="P38"><text:s/>11. Install the nodes<text:tab/>11</text:p>
          <text:p text:style-name="P60"><text:s/>11.1. Set the boot sequence<text:tab/>11</text:p>
          <text:p text:style-name="P60"><text:s/>11.2. Start the installation<text:tab/>11</text:p>
          <text:p text:style-name="P38"><text:s/>12. Advanced management<text:tab/>11</text:p>
          <text:p text:style-name="P38"><text:s/>13. troubleshooting tips<text:tab/>12</text:p>
          <text:p text:style-name="P60"><text:s/>13.1. Check /etc/bootptab to make sure an entry exists for the node.<text:tab/>12</text:p>
          <text:p text:style-name="P60"><text:s/>13.2. Check that the information in /tftpboot/&lt;node&gt;.info is correct.<text:tab/>12</text:p>
          <text:p text:style-name="P60"><text:s/>13.3. Stop and restart inetd:<text:tab/>12</text:p>
          <text:p text:style-name="P60"><text:s/>13.4. Stop and restart tftpd:<text:tab/>12</text:p>
        </text:index-body>
      </text:table-of-content>
      <text:p text:style-name="P59"><text:span text:style-name="T19"/></text:p>
      <text:p text:style-name="P59"><text:span text:style-name="T19"/></text:p>
      <text:list text:style-name="L1">
        <text:list-item>
          <text:h text:style-name="P52" text:outline-level="1">Introduction</text:h>
        </text:list-item>
      </text:list>
      <text:p text:style-name="P7">xCAT already has a cookbook <text:a xlink:type="simple" xlink:href="https://xcat.svn.sourceforge.net/svnroot/xcat/xcat-core/trunk/xCAT-client/share/doc/xCAT2bladecenter.pdf">xCAT2bladecenter.pdf</text:a> for B<text:span text:style-name="T1">lade Center</text:span> management, <text:span text:style-name="T1">and has four cookbooks </text:span><text:a xlink:type="simple" xlink:href="https://xcat.svn.sourceforge.net/svnroot/xcat/xcat-core/trunk/xCAT-client/share/doc/xCAT2onAIX.pdf"><text:span text:style-name="T1">xCAT2onAIX.pdf</text:span></text:a><text:span text:style-name="T1">, </text:span><text:a xlink:type="simple" xlink:href="https://xcat.svn.sourceforge.net/svnroot/xcat/xcat-core/trunk/xCAT-client/share/doc/xCAT2onAIXmksysb.pdf"><text:span text:style-name="T1">xCAT2onAIXmksysb.pdf</text:span></text:a><text:span text:style-name="T1">, </text:span><text:a xlink:type="simple" xlink:href="https://xcat.svn.sourceforge.net/svnroot/xcat/xcat-core/trunk/xCAT-client/share/doc/xCAT2onAIXDiskless.pdf"><text:span text:style-name="T1">xCAT2onAIXDiskless.pdf</text:span></text:a><text:span text:style-name="T1"> and </text:span><text:a xlink:type="simple" xlink:href="https://xcat.svn.sourceforge.net/svnroot/xcat/xcat-core/trunk/xCAT-client/share/doc/xCAT2onAIXinstall.pdf"><text:span text:style-name="T1">xCAT2onAIXinstall.pdf</text:span></text:a><text:span text:style-name="T1"> for AIX installation management. <text:s/>All of these documents can be found here: https://xcat.svn.sourceforge.net/svnroot/xcat/xcat-core/trunk/xCAT-client/share/doc/.</text:span></text:p>
      <text:p text:style-name="P7">The docume<text:span text:style-name="T4">nt '</text:span><text:span text:style-name="T6">xCAT2 AIX on JS blade – Howto' </text:span><text:span text:style-name="T4">fo</text:span><text:span text:style-name="T1">cuses </text:span>on the step by step installation introduction for AIX on JS blade center specific scenario. If you have any concern about the operation detail in this document, please refer to the documents mentioned <text:span text:style-name="T1">above</text:span>.</text:p>
      <text:p text:style-name="P8"/>
      <text:p text:style-name="P17">Note: Regarding the chapter2,3, if you want to know more detail information, please refer to the part '<text:span text:style-name="T2">Install an AIX Management Node with xCAT</text:span>' of <text:a xlink:type="simple" xlink:href="https://xcat.svn.sourceforge.net/svnroot/xcat/xcat-core/trunk/xCAT-client/share/doc/xCAT2top.pdf"><text:span text:style-name="T2">xCAT2top.pdf</text:span></text:a><text:span text:style-name="T2">.</text:span></text:p>
      <text:p text:style-name="P17"><text:soft-page-break/><text:span text:style-name="T2"/></text:p>
      <text:list text:style-name="L1" text:continue-numbering="true">
        <text:list-item>
          <text:h text:style-name="P54" text:outline-level="1">Prepare the installation source</text:h>
          <text:list>
            <text:list-item>
              <text:h text:style-name="P33" text:outline-level="2">Prepare the installation CD or iso file of AIX</text:h>
              <text:list>
                <text:list-item>
                  <text:h text:style-name="P47" text:outline-level="3">If you have an installation CD of AIX operating system</text:h>
                </text:list-item>
              </text:list>
            </text:list-item>
          </text:list>
        </text:list-item>
      </text:list>
      <text:p text:style-name="P8">Put the CD into the CDROM of the management node, and figure out which CDROM device that the CD just put in. If you just have one CDROM, the device name should be '/dev/cd0'.</text:p>
      <text:p text:style-name="P8">In the command mknimimage which make the NIM image, you can use the '/dev/cd0' as the source directory.</text:p>
      <text:p text:style-name="P8"/>
      <text:p text:style-name="P8">If you like, you also can mount the /dev/cd0 to a directory</text:p>
      <text:p text:style-name="P26">mount -rv cdrfs /dev/cd0 /mnt</text:p>
      <text:p text:style-name="P2">And use the /mnt as the source directory of the mknimimage command.</text:p>
      <text:list text:style-name="L1" text:continue-numbering="true">
        <text:list-item>
          <text:list text:continue-numbering="true">
            <text:list-item>
              <text:list text:continue-numbering="true">
                <text:list-item>
                  <text:h text:style-name="P46" text:outline-level="3">If you have an installation iso file of the AIX</text:h>
                </text:list-item>
              </text:list>
            </text:list-item>
          </text:list>
        </text:list-item>
      </text:list>
      <text:p text:style-name="P2">Since AIX does not support mount an iso file to a directory, you need to copy this iso file to a Linux server and mount it to a directory, then copy all the directories and files to a real directory. At last, export the real directory out to the management node.</text:p>
      <text:p text:style-name="P3"/>
      <text:p text:style-name="P3">On the Linux server:</text:p>
      <text:p text:style-name="P26">mount -o loop dvd.GOLD_SP1_61D.v1.iso /mnt</text:p>
      <text:p text:style-name="P26">cp -r /mnt/* /export_cd/*</text:p>
      <text:p text:style-name="code"><text:span text:style-name="T8">export the /export_cd directory out to the management nod</text:span>e</text:p>
      <text:p text:style-name="P2"/>
      <text:p text:style-name="P3">On the management node:</text:p>
      <text:p text:style-name="P26">mount Linux_server:/export_cd /mnt</text:p>
      <text:list text:style-name="L1" text:continue-numbering="true">
        <text:list-item>
          <text:list text:continue-numbering="true">
            <text:list-item>
              <text:h text:style-name="P31" text:outline-level="2">Download the xCAT and dependency packages</text:h>
            </text:list-item>
          </text:list>
        </text:list-item>
      </text:list>
      <text:p text:style-name="P2">OpenSSH:</text:p>
      <text:p text:style-name="P1"><text:a xlink:type="simple" xlink:href="http://sourceforge.net/projects/openssh-aix"><text:span text:style-name="T10">http://sourceforge.net/projects/openssh-aix</text:span></text:a></text:p>
      <text:p text:style-name="P2">For example: you download the openssl pakcage: openssl.9.8.801.tar.Z</text:p>
      <text:p text:style-name="P2"/>
      <text:p text:style-name="P2">OpenSSL:</text:p>
      <text:p text:style-name="P1"><text:a xlink:type="simple" xlink:href="https://www14.software.ibm.com/webapp/iwm/web/preLogin.do?source=aixbp"><text:span text:style-name="T10">https://www14.software.ibm.com/webapp/iwm/web/preLogin.do?source=aixbp</text:span></text:a></text:p>
      <text:p text:style-name="P2">For example: you download the openssh pakcage openssh-5.0_aix61.tar.Z</text:p>
      <text:p text:style-name="P2"/>
      <text:p text:style-name="P2">Get the latest version of xCAT core packages and xCAT dependency packages:</text:p>
      <text:p text:style-name="P26">dep-aix-*.tar.gz</text:p>
      <text:p text:style-name="P26"><text:soft-page-break/>core-aix-*.tar.gz</text:p>
      <text:p text:style-name="P1"><text:a xlink:type="simple" xlink:href="http://xcat.sourceforge.net/aix/download.html"><text:span text:style-name="T10">http://xcat.sourceforge.net/aix/download.html</text:span></text:a></text:p>
      <text:p text:style-name="P1"><text:span text:style-name="T10"/></text:p>
      <text:list text:style-name="L1" text:continue-numbering="true">
        <text:list-item>
          <text:h text:style-name="P53" text:outline-level="1">Install the xCAT and related packages</text:h>
          <text:list>
            <text:list-item>
              <text:h text:outline-level="2">Install <text:span text:style-name="T1">the</text:span> dependency packages</text:h>
            </text:list-item>
          </text:list>
        </text:list-item>
      </text:list>
      <text:p text:style-name="P8">Change directory into the directory that store the openssh and openssl you just downloaded.</text:p>
      <text:list text:style-name="L1" text:continue-numbering="true">
        <text:list-item>
          <text:list text:continue-numbering="true">
            <text:list-item>
              <text:list text:continue-numbering="true">
                <text:list-item>
                  <text:h text:outline-level="3"><text:span text:style-name="T1">I</text:span>nstall the openssl</text:h>
                </text:list-item>
              </text:list>
            </text:list-item>
          </text:list>
        </text:list-item>
      </text:list>
      <text:p text:style-name="P26">gunzip openssl.9.8.801.tar.Z</text:p>
      <text:p text:style-name="P26">tar xvf openssl.9.8.801.tar</text:p>
      <text:p text:style-name="P26">cd openssl.9.8.801</text:p>
      <text:p text:style-name="P26">installp -a -Y -d . openssl</text:p>
      <text:list text:style-name="L1" text:continue-numbering="true">
        <text:list-item>
          <text:list text:continue-numbering="true">
            <text:list-item>
              <text:list text:continue-numbering="true">
                <text:list-item>
                  <text:h text:style-name="P48" text:outline-level="3"><text:span text:style-name="T17">I</text:span><text:span text:style-name="T16">nstall the openss</text:span>h</text:h>
                </text:list-item>
              </text:list>
            </text:list-item>
          </text:list>
        </text:list-item>
      </text:list>
      <text:p text:style-name="P26">gunzip openssh-5.0_aix61.tar.Z</text:p>
      <text:p text:style-name="code">tar xvf openssh-5.0_aix61.tar</text:p>
      <text:p text:style-name="P26">installp -a -Y -d . openssh</text:p>
      <text:list text:style-name="L1" text:continue-numbering="true">
        <text:list-item>
          <text:list text:continue-numbering="true">
            <text:list-item>
              <text:list text:continue-numbering="true">
                <text:list-item>
                  <text:h text:outline-level="3"><text:span text:style-name="T1">U</text:span>pdate the packages information installed by installp into the rpm database</text:h>
                </text:list-item>
              </text:list>
            </text:list-item>
          </text:list>
        </text:list-item>
      </text:list>
      <text:p text:style-name="code">/usr/sbin/updtvpkg</text:p>
      <text:list text:style-name="L1" text:continue-numbering="true">
        <text:list-item>
          <text:list text:continue-numbering="true">
            <text:list-item>
              <text:h text:style-name="P37" text:outline-level="2">Install the xcat on the AIX</text:h>
              <text:list>
                <text:list-item>
                  <text:h text:outline-level="3">Install the dependency packages of xCAT</text:h>
                </text:list-item>
              </text:list>
            </text:list-item>
          </text:list>
        </text:list-item>
      </text:list>
      <text:p text:style-name="code">gunzip dep-aix-*.tar.gz</text:p>
      <text:p text:style-name="code">tar xvf dep-aix-*.tar</text:p>
      <text:p text:style-name="code">./instoss</text:p>
      <text:list text:style-name="L1" text:continue-numbering="true">
        <text:list-item>
          <text:list text:continue-numbering="true">
            <text:list-item>
              <text:list text:continue-numbering="true">
                <text:list-item>
                  <text:h text:outline-level="3">Install the core packages of xCAT</text:h>
                </text:list-item>
              </text:list>
            </text:list-item>
          </text:list>
        </text:list-item>
      </text:list>
      <text:p text:style-name="code">gunzip core-aix-2.1.1.tar.gz</text:p>
      <text:p text:style-name="code">tar xvf core-aix-2.1.1.tar</text:p>
      <text:p text:style-name="code">./instxcat</text:p>
      <text:p text:style-name="P15"><text:span text:style-name="T1">Note: </text:span>If you want <text:span text:style-name="T1">that </text:span>the <text:span text:style-name="T1">file path of xCAT are added into </text:span>$PATH immediately, please <text:span text:style-name="T1">logout</text:span> current shell and relogin again.</text:p>
      <text:list text:style-name="L1" text:continue-numbering="true">
        <text:list-item>
          <text:list text:continue-numbering="true">
            <text:list-item>
              <text:h text:style-name="P34" text:outline-level="2">Verify the installation</text:h>
            </text:list-item>
          </text:list>
        </text:list-item>
      </text:list>
      <text:p text:style-name="P18">Run the “<text:span text:style-name="T15">lsdef –h</text:span>” to check if the xCAT daemon is working.</text:p>
      <text:p text:style-name="P18">Check to see if the initial xCAT definitions have been created.</text:p>
      <text:p text:style-name="P21">lsdef -t site -l</text:p>
      <text:p text:style-name="P23"/>
      <text:list text:style-name="L1" text:continue-numbering="true">
        <text:list-item>
          <text:h text:style-name="P55" text:outline-level="1"><text:soft-page-break/>Setup the services for the management node</text:h>
          <text:list>
            <text:list-item>
              <text:h text:style-name="P36" text:outline-level="2">Setup the services</text:h>
            </text:list-item>
          </text:list>
        </text:list-item>
      </text:list>
      <text:p text:style-name="P25"><text:span text:style-name="T14">Refer to the part '</text:span>Overview of xCAT support for AIX<text:span text:style-name="T14">' of <text:s/></text:span><text:a xlink:type="simple" xlink:href="https://xcat.svn.sourceforge.net/svnroot/xcat/xcat-core/trunk/xCAT-client/share/doc/xCAT2onAIX.pdf">xCAT2onAIX.pdf</text:a> <text:span text:style-name="T14"><text:s/>to setup <text:s/>the following services on the management node:</text:span></text:p>
      <text:p text:style-name="code">Syslog setup</text:p>
      <text:p text:style-name="code">DNS setup</text:p>
      <text:p text:style-name="code">Remote shell setup</text:p>
      <text:p text:style-name="code">NTP setup</text:p>
      <text:list text:style-name="L1" text:continue-numbering="true">
        <text:list-item>
          <text:list text:continue-numbering="true">
            <text:list-item>
              <text:h text:style-name="P35" text:outline-level="2">Verify following xCAT required services are in active status</text:h>
            </text:list-item>
          </text:list>
        </text:list-item>
      </text:list>
      <text:p text:style-name="code">lssrc -s inetd</text:p>
      <text:p text:style-name="code">lssrc -g nfs</text:p>
      <text:p text:style-name="code"/>
      <text:p text:style-name="Text_20_body">If certain services is inoperative or need to be updated, use the following command to restart the service:</text:p>
      <text:p text:style-name="P28">stopsrc -s &lt;service&gt;<text:tab/></text:p>
      <text:p text:style-name="P28">startsrc -s &lt;service&gt;</text:p>
      <text:list text:style-name="L1" text:continue-numbering="true">
        <text:list-item>
          <text:h text:style-name="P55" text:outline-level="1">An example of the cluster</text:h>
        </text:list-item>
      </text:list>
      <text:p text:style-name="P8">In order to simplify the introduction of the xCAT management process, an example will be used.</text:p>
      <text:p text:style-name="P8">In this example, the cluster has one management node and three compute nodes. One compute nodes will be installed by rte method, one will be installed by mksysb method and the last one will be booted in stateless. </text:p>
      <text:p text:style-name="P8"/>
      <text:p text:style-name="P19">Management node</text:p>
      <text:p text:style-name="P20"><text:tab/><text:span text:style-name="T2">Name:</text:span> mgt_node</text:p>
      <text:p text:style-name="P20"><text:tab/><text:span text:style-name="T2">IP: </text:span>192.168.0.1</text:p>
      <text:p text:style-name="P20"/>
      <text:p text:style-name="P19">Compute nodes</text:p>
      <text:p text:style-name="P20"><text:tab/><text:span text:style-name="T2">Name: </text:span><text:span text:style-name="T14">blade</text:span>_rte – This node will be installed by rte method</text:p>
      <text:p text:style-name="P20"><text:tab/><text:span text:style-name="T2">IP: </text:span>192.168.0.10</text:p>
      <text:p text:style-name="P20"><text:tab/><text:span text:style-name="T2">Name: </text:span>blade_mksysb - <text:s/>This node will be installed by mksysb method</text:p>
      <text:p text:style-name="P20"><text:tab/><text:span text:style-name="T2">IP: </text:span>192.168.0.20</text:p>
      <text:p text:style-name="P20"><text:tab/><text:span text:style-name="T2">Name: </text:span>blade_stateless - <text:s/>This node will be booted in stateless model</text:p>
      <text:p text:style-name="P20"><text:tab/><text:span text:style-name="T2">IP: </text:span>192.168.0.30</text:p>
      <text:p text:style-name="P13">Note: There three compute nodes can be managed by different management module, or located in different blade centers.</text:p>
      <text:p text:style-name="P13"/>
      <text:p text:style-name="P19">Management module</text:p>
      <text:p text:style-name="P20"><text:tab/><text:span text:style-name="T2">Name: </text:span>mm_js – The management module which will manage all the three <text:soft-page-break/>compute nodes. </text:p>
      <text:p text:style-name="P22"><text:span text:style-name="T8"><text:tab/></text:span><text:span text:style-name="T9">IP: </text:span><text:span text:style-name="T8">192.168.0.100</text:span></text:p>
      <text:p text:style-name="P20"/>
      <text:p text:style-name="P19">Group of management module</text:p>
      <text:p text:style-name="P20"><text:tab/><text:span text:style-name="T2">Name:</text:span> grp_mm – this group includes all the management modules that you want to manage. </text:p>
      <text:p text:style-name="P20"/>
      <text:p text:style-name="P19">Group of blade </text:p>
      <text:p text:style-name="P20"><text:tab/><text:span text:style-name="T2">Name: </text:span>grp_blade – this group contains all the compute nodes that you want to manage.</text:p>
      <text:p text:style-name="P20"><text:tab/><text:span text:style-name="T2">Name: </text:span>grp_rte – this group contains all the compute nodes that will be installed by rte method.</text:p>
      <text:p text:style-name="P20"><text:span text:style-name="T2"><text:tab/>Name: </text:span>grp_mksysb – this group contains all the compute nodes that will be installed by mksysb method.</text:p>
      <text:p text:style-name="P20"><text:span text:style-name="T2"><text:tab/>Name: </text:span>grp_stateless – this group contains all the compute nodes that will be booted in stateless model.</text:p>
      <text:p text:style-name="P20"/>
      <text:p text:style-name="P16">Note: Regarding the concept of group, in fact, you can create as many groups as you like to classify the objects of the xCAT. Please refer to the concept of the group in manpage.</text:p>
      <text:list text:style-name="L1" text:continue-numbering="true">
        <text:list-item>
          <text:h text:style-name="P52" text:outline-level="1"><text:span text:style-name="T1">Create</text:span> the <text:span text:style-name="T1">NIM</text:span> image</text:h>
        </text:list-item>
      </text:list>
      <text:p text:style-name="P11"><text:span text:style-name="T7">The xC</text:span><text:span text:style-name="T7">AT </text:span><text:span text:style-name="T12">osimage </text:span><text:span text:style-name="T7">defi</text:span><text:span text:style-name="T7">nition contains information that can be used to install a kind of AIX </text:span><text:span text:style-name="T7">operating system. You can create different kind of osimages for different requirements. </text:span></text:p>
      <text:p text:style-name="P6">mknimimage command can be used to create the xCAT osimage that defined<text:span text:style-name="T5"> the required NIM installation resources</text:span></text:p>
      <text:list text:style-name="L1" text:continue-numbering="true">
        <text:list-item>
          <text:list text:continue-numbering="true">
            <text:list-item>
              <text:h text:style-name="P32" text:outline-level="2">For r<text:span text:style-name="T1">te method </text:span>installation</text:h>
            </text:list-item>
          </text:list>
        </text:list-item>
      </text:list>
      <text:p text:style-name="P8">You can use following command to create a default osimage for rte method installation. </text:p>
      <text:p text:style-name="code">mknimimage -V -s /<text:span text:style-name="T1">mnt </text:span>610image</text:p>
      <text:p text:style-name="code"/>
      <text:p text:style-name="P16">Note: you can refer to the <text:a xlink:type="simple" xlink:href="https://xcat.svn.sourceforge.net/svnroot/xcat/xcat-core/trunk/xCAT-client/share/doc/xCAT2onAIXinstall.pdf"><text:span text:style-name="T2">xCAT2onAIXinstall.pdf</text:span></text:a><text:a xlink:type="simple" xlink:href="https://xcat.svn.sourceforge.net/svnroot/xcat/xcat-core/trunk/xCAT-client/share/doc/xCAT2onAIXinstall.pdf"> </text:a>to customize the osimage for rte method installation.</text:p>
      <text:list text:style-name="L1" text:continue-numbering="true">
        <text:list-item>
          <text:list text:continue-numbering="true">
            <text:list-item>
              <text:h text:style-name="P35" text:outline-level="2">For mksysb method installation</text:h>
            </text:list-item>
          </text:list>
        </text:list-item>
      </text:list>
      <text:p text:style-name="P12">You can use following two kinds of sources to create the mksysb image:</text:p>
      <text:p text:style-name="P12"><text:s text:c="4"/>1. A node installed by rte method and that it has been updated and configured as desired.</text:p>
      <text:p text:style-name="P12"><text:s text:c="4"/>2. A backup image that created by mksysb command.</text:p>
      <text:p text:style-name="P12">In the example, the node which installed by rte method will be used as the source to create the mksysb image. Since an rte method installed node is needed, the detail of creating NIM image will be introduced in the section 'Initialize the AIX/NIM nodes' of this document.</text:p>
      <text:p text:style-name="P12"/>
      <text:p text:style-name="P14">Note: you can refer to the part '<text:span text:style-name="T2">Create an operating system image</text:span>' of <text:a xlink:type="simple" xlink:href="https://xcat.svn.sourceforge.net/svnroot/xcat/xcat-core/trunk/xCAT-client/share/doc/xCAT2onAIXmksysb.pdf"><text:span text:style-name="T2">xCAT2onAIXmksysb.pdf</text:span></text:a> to get more detail information.</text:p>
      <text:list text:style-name="L1" text:continue-numbering="true">
        <text:list-item>
          <text:list text:continue-numbering="true">
            <text:list-item>
              <text:h text:style-name="P32" text:outline-level="2"><text:soft-page-break/>For <text:span text:style-name="T1">state</text:span>less installation</text:h>
            </text:list-item>
          </text:list>
        </text:list-item>
      </text:list>
      <text:p text:style-name="P8">You can use following command to create a default osimage for stateless installation.</text:p>
      <text:p text:style-name="code">mknimimage -V -t diskless -s /<text:span text:style-name="T1">mnt</text:span> 61cosi</text:p>
      <text:p text:style-name="P8"/>
      <text:p text:style-name="P16">Note: you can refer to the part '<text:span text:style-name="T2">Create an operating system image</text:span>' of <text:a xlink:type="simple" xlink:href="https://xcat.svn.sourceforge.net/svnroot/xcat/xcat-core/trunk/xCAT-client/share/doc/xCAT2onAIXDiskless.pdf"><text:span text:style-name="T2">xCAT2onAIXDiskless.pdf</text:span></text:a> to customize the osimage for stateless installation.</text:p>
      <text:p text:style-name="P8"/>
      <text:list text:style-name="L1" text:continue-numbering="true">
        <text:list-item>
          <text:h text:style-name="P55" text:outline-level="1">Setup the attributes for the cluster</text:h>
          <text:list>
            <text:list-item>
              <text:h text:style-name="P34" text:outline-level="2">Define the <text:span text:style-name="T1">AMM</text:span> <text:span text:style-name="T1">obect</text:span></text:h>
            </text:list-item>
          </text:list>
        </text:list-item>
      </text:list>
      <text:p text:style-name="P24">AMM is the management module of the Blade Center, it's the hardware control point of the blade nodes to be managed for rpower, rcons, rscan, rbootseq funtions.</text:p>
      <text:p text:style-name="P24">In this section, the AMM will be defined as an xCAT node object, then you can use this object in the xCAT commands like <text:s/>rspconfig. In addition, all the management modules will be added into one or multiple group to simplify the operation against multiple management module objects.</text:p>
      <text:list text:style-name="L1" text:continue-numbering="true">
        <text:list-item>
          <text:list text:continue-numbering="true">
            <text:list-item>
              <text:list text:continue-numbering="true">
                <text:list-item>
                  <text:h text:style-name="P49" text:outline-level="3">Define AMMs as Nodes</text:h>
                </text:list-item>
              </text:list>
            </text:list-item>
          </text:list>
        </text:list-item>
      </text:list>
      <text:p text:style-name="P24">Add an AMM named mm_js as a node object and add it into the management module group <text:s/>grp_mm.</text:p>
      <text:p text:style-name="P28">nodeadd mm_js groups=all,grp_mm</text:p>
      <text:list text:style-name="L1" text:continue-numbering="true">
        <text:list-item>
          <text:list text:continue-numbering="true">
            <text:list-item>
              <text:list text:continue-numbering="true">
                <text:list-item>
                  <text:h text:style-name="P50" text:outline-level="3"><text:span text:style-name="T1">D</text:span>efine the hardware control <text:span text:style-name="T1">type</text:span> for the management modules</text:h>
                </text:list-item>
              </text:list>
            </text:list-item>
          </text:list>
        </text:list-item>
      </text:list>
      <text:p text:style-name="P8">Define all the management modules in the <text:s/>grp_mm group use the <text:span text:style-name="T2">blade</text:span> as their's management model.</text:p>
      <text:p text:style-name="code"><text:span text:style-name="T1">chdef -t node -o grp_mm mgt=blade</text:span><text:tab/></text:p>
      <text:list text:style-name="L1" text:continue-numbering="true">
        <text:list-item>
          <text:list text:continue-numbering="true">
            <text:list-item>
              <text:list text:continue-numbering="true">
                <text:list-item>
                  <text:h text:style-name="P50" text:outline-level="3">Define the mpa (Hardware control attribute) for the <text:span text:style-name="T1">management modules</text:span></text:h>
                </text:list-item>
              </text:list>
            </text:list-item>
          </text:list>
        </text:list-item>
      </text:list>
      <text:p text:style-name="P8">For the management module object, set the mpa attribute as itself.</text:p>
      <text:p text:style-name="code">chdef -t node -o <text:span text:style-name="T1">mm_js</text:span> mpa=<text:span text:style-name="T1">mm_js</text:span></text:p>
      <text:list text:style-name="L1" text:continue-numbering="true">
        <text:list-item>
          <text:list text:continue-numbering="true">
            <text:list-item>
              <text:list text:continue-numbering="true">
                <text:list-item>
                  <text:h text:style-name="P50" text:outline-level="3">Define the ip and hostname of m<text:span text:style-name="T1">amagement modules</text:span></text:h>
                </text:list-item>
              </text:list>
            </text:list-item>
          </text:list>
        </text:list-item>
      </text:list>
      <text:p text:style-name="P28">chdef -t node -o mm_js ip=192.168.0.100</text:p>
      <text:p text:style-name="P28">makehosts</text:p>
      <text:list text:style-name="L1" text:continue-numbering="true">
        <text:list-item>
          <text:list text:continue-numbering="true">
            <text:list-item>
              <text:h text:style-name="P35" text:outline-level="2">Setup the AMMs</text:h>
            </text:list-item>
          </text:list>
        </text:list-item>
      </text:list>
      <text:p text:style-name="P16">Note: Only the AMM is supported. If your blade center just has MM, you need to replace it with AMM to complete the management process.</text:p>
      <text:list text:style-name="L1" text:continue-numbering="true">
        <text:list-item>
          <text:list text:continue-numbering="true">
            <text:list-item>
              <text:list text:continue-numbering="true">
                <text:list-item>
                  <text:h text:style-name="P50" text:outline-level="3"><text:soft-page-break/><text:span text:style-name="T1">E</text:span>nable the snmp and ssh services</text:h>
                </text:list-item>
              </text:list>
            </text:list-item>
          </text:list>
        </text:list-item>
      </text:list>
      <text:p text:style-name="P8">Enable the snmp and ssh services for all management modules in the group <text:span text:style-name="T2">grp_mm</text:span>.</text:p>
      <text:p text:style-name="code">rspconfig <text:span text:style-name="T1">grp_mm</text:span> snmpcfg=enable sshcfg=enable</text:p>
      <text:p text:style-name="code">rspconfig <text:span text:style-name="T1">grp_mm</text:span> pd1=redwoperf pd2=redwoperf</text:p>
      <text:list text:style-name="L1" text:continue-numbering="true">
        <text:list-item>
          <text:list text:continue-numbering="true">
            <text:list-item>
              <text:list text:continue-numbering="true">
                <text:list-item>
                  <text:h text:style-name="P50" text:outline-level="3">Update the <text:span text:style-name="T1">firmware</text:span> of AMM</text:h>
                </text:list-item>
              </text:list>
            </text:list-item>
          </text:list>
        </text:list-item>
      </text:list>
      <text:p text:style-name="P7">If you get this message "SSH supported on AMM with minimum firmware BPET32", that mean<text:span text:style-name="T1">s</text:span> the firmware needs to be <text:span text:style-name="T1">upgraded</text:span>. </text:p>
      <text:p text:style-name="P7"><text:tab/>Download it from <text:span text:style-name="T1">IBM</text:span> web site, and unp<text:span text:style-name="T1">ackage</text:span> it to the /tftpboot</text:p>
      <text:p text:style-name="P7"><text:tab/><text:span text:style-name="T1">F</text:span>rom the <text:span text:style-name="T1">AMM</text:span>, run the command: update -i <text:span text:style-name="T1">ip_of_src</text:span> -l cnetrgus.pkt -v -T mm[1]; reset -T mm[1]</text:p>
      <text:list text:style-name="L1" text:continue-numbering="true">
        <text:list-item>
          <text:list text:continue-numbering="true">
            <text:list-item>
              <text:h text:style-name="P35" text:outline-level="2">Create the xcat networks</text:h>
            </text:list-item>
          </text:list>
        </text:list-item>
      </text:list>
      <text:p text:style-name="P8">Specify which network will be used for the installation process. </text:p>
      <text:p text:style-name="P7">You need <text:span text:style-name="T1">to specify </text:span>a name for the network and values for the following attributes.</text:p>
      <text:p text:style-name="P7"><text:span text:style-name="T2">net</text:span> The network address.</text:p>
      <text:p text:style-name="P7"><text:span text:style-name="T2">mask</text:span> The network mask.</text:p>
      <text:p text:style-name="P7"><text:span text:style-name="T2">gateway</text:span> The network gateway.<text:tab/></text:p>
      <text:p text:style-name="P4">mkdef -t network -o xcat_ent<text:span text:style-name="T1">1</text:span> net=192.168.<text:span text:style-name="T1">0</text:span>.0 mask=255.255.255.0 gateway=192.168.<text:span text:style-name="T1">0.1</text:span></text:p>
      <text:p text:style-name="P2">Note: If your cluster has multiple subnets for compute nodes, then corresponding xCAT and NIM network need to be created.</text:p>
      <text:list text:style-name="L1" text:continue-numbering="true">
        <text:list-item>
          <text:list text:continue-numbering="true">
            <text:list-item>
              <text:h text:style-name="P35" text:outline-level="2">Set Up the Password Table</text:h>
            </text:list-item>
          </text:list>
        </text:list-item>
      </text:list>
      <text:p text:style-name="P7">Add <text:span text:style-name="T1">the </text:span>needed passwords to the passwd table <text:span text:style-name="T1">for installation</text:span>. </text:p>
      <text:p text:style-name="P7"><text:span text:style-name="T1">T</text:span>he “system” password will be the password assigned to the root <text:span text:style-name="T1">account of new installed node</text:span>. The “blade” password will be used for communicati<text:span text:style-name="T1">ng</text:span> <text:span text:style-name="T1">with</text:span> the management module.</text:p>
      <text:p text:style-name="code">chtab key=system passwd.username=root passwd.password=cluster</text:p>
      <text:p text:style-name="code">chtab key=blade passwd.username=USERID passwd.password=PASSW0RD</text:p>
      <text:p text:style-name="code"/>
      <text:p text:style-name="P16">Note: In above examples, the values of the username and password are for example, you should set them depend on your specific situation.</text:p>
      <text:p text:style-name="P16"/>
      <text:list text:style-name="L1" text:continue-numbering="true">
        <text:list-item>
          <text:h text:style-name="P52" text:outline-level="1">Define <text:span text:style-name="T1">the</text:span> compute node</text:h>
          <text:list>
            <text:list-item>
              <text:h text:style-name="P32" text:outline-level="2">Define the nodes of blade by rscan</text:h>
            </text:list-item>
          </text:list>
        </text:list-item>
      </text:list>
      <text:p text:style-name="P8">Use the rscan command to scan all the blades which managed by the management modules in the group <text:s/>grp_mm.</text:p>
      <text:p text:style-name="code">rscan <text:span text:style-name="T1">grp_mm</text:span> -z &gt; bld.stanza</text:p>
      <text:p text:style-name="P8">All the blades definition have been written into the bld.stanza. You can remove the definition of the <text:soft-page-break/>blades that will not be managed from the bld.stanza. And then perform the following command to define the blade nodes.</text:p>
      <text:p text:style-name="code">cat bld.stanza | mkdef -z</text:p>
      <text:p text:style-name="P28">lsdef blade</text:p>
      <text:p text:style-name="P28"/>
      <text:p text:style-name="P8">After this step, you can find all the blade nodes blade_rte, blade_mksysb and blade_stateless which managed by grp_mm have been defined in the management node. </text:p>
      <text:list text:style-name="L1" text:continue-numbering="true">
        <text:list-item>
          <text:list text:continue-numbering="true">
            <text:list-item>
              <text:h text:style-name="P34" text:outline-level="2">Add the nodes into the group grp_blade</text:h>
            </text:list-item>
          </text:list>
        </text:list-item>
      </text:list>
      <text:p text:style-name="code">chdef -t node -o <text:s/>blade_rte groups=grp_blade,grp_rte,blade,all</text:p>
      <text:p text:style-name="code">chdef -t node -o <text:s/>blade_mksysb groups=grp_blade,grp_mksysb,blade,all</text:p>
      <text:p text:style-name="code">chdef -t node -o <text:s/>blade_sateless groups=grp_blade,grp_stateless,blade,all</text:p>
      <text:list text:style-name="L1" text:continue-numbering="true">
        <text:list-item>
          <text:list text:continue-numbering="true">
            <text:list-item>
              <text:h text:style-name="P34" text:outline-level="2">Setup the attributes of the node</text:h>
              <text:list>
                <text:list-item>
                  <text:h text:style-name="P51" text:outline-level="3">Set the IP and hostname of the node</text:h>
                </text:list-item>
              </text:list>
            </text:list-item>
          </text:list>
        </text:list-item>
      </text:list>
      <text:p text:style-name="code">chdef -t node -o blade_rte ip=192.168.0.10</text:p>
      <text:p text:style-name="code">chdef -t node -o blade_mksysb ip=192.168.0.20</text:p>
      <text:p text:style-name="code">chdef -t node -o blade_stateless ip=192.168.0.30</text:p>
      <text:p text:style-name="code"/>
      <text:p text:style-name="code">makehosts</text:p>
      <text:list text:style-name="L1" text:continue-numbering="true">
        <text:list-item>
          <text:list text:continue-numbering="true">
            <text:list-item>
              <text:list text:continue-numbering="true">
                <text:list-item>
                  <text:h text:style-name="P51" text:outline-level="3">Set Up the nodehm table</text:h>
                </text:list-item>
              </text:list>
            </text:list-item>
          </text:list>
        </text:list-item>
      </text:list>
      <text:p text:style-name="P7">Specify that the Blade Center management module should be used for hardware management.</text:p>
      <text:p text:style-name="P28">chdef -t node -o grp_blade mgt=blade cons=blade</text:p>
      <text:list text:style-name="L1" text:continue-numbering="true">
        <text:list-item>
          <text:list text:continue-numbering="true">
            <text:list-item>
              <text:list text:continue-numbering="true">
                <text:list-item>
                  <text:h text:style-name="P51" text:outline-level="3">setup the noderes table</text:h>
                </text:list-item>
              </text:list>
            </text:list-item>
          </text:list>
        </text:list-item>
      </text:list>
      <text:p text:style-name="P7"><text:span text:style-name="T1">You need to specify the </text:span><text:span text:style-name="T3">installnic</text:span><text:span text:style-name="T1"> of the compute nodes before the installation.</text:span></text:p>
      <text:p text:style-name="P28">chdef -t node -o grp_blade installnic=eth0 primarynic=eth0</text:p>
      <text:p text:style-name="P28"/>
      <text:p text:style-name="P15"><text:span text:style-name="T1">Note: The attribute installnic is t</text:span>he network adapter on the node that will be used for OS deployment. <text:span text:style-name="T1">The attribute primarynic is the network adapter on the node that will be used for xCAT management.</text:span></text:p>
      <text:list text:style-name="L1" text:continue-numbering="true">
        <text:list-item>
          <text:list text:continue-numbering="true">
            <text:list-item>
              <text:h text:style-name="P34" text:outline-level="2">getmacs</text:h>
            </text:list-item>
          </text:list>
        </text:list-item>
      </text:list>
      <text:p text:style-name="P8"><text:s/>Get the mac address of the all the compute nodes and write them into the mac table.</text:p>
      <text:p text:style-name="code">getmacs <text:span text:style-name="T1"><text:s/>grp_blade</text:span></text:p>
      <text:p text:style-name="P16">Note: After the executing of the command, check whether the mac of compute nodes have been written into the mac table.</text:p>
      <text:p text:style-name="P16"/>
      <text:list text:style-name="L1" text:continue-numbering="true">
        <text:list-item>
          <text:h text:style-name="P52" text:outline-level="1"><text:soft-page-break/>Initialize the AIX/NIM nodes</text:h>
          <text:list>
            <text:list-item>
              <text:h text:style-name="P32" text:outline-level="2">For <text:span text:style-name="T1">rte method</text:span> installation</text:h>
              <text:p text:style-name="P41">Create the NIM client <text:span text:style-name="T10">definition</text:span>:</text:p>
            </text:list-item>
          </text:list>
        </text:list-item>
      </text:list>
      <text:p text:style-name="code">xcat2nim -t <text:span text:style-name="T1">node</text:span> <text:span text:style-name="T1">grp_rte</text:span></text:p>
      <text:p text:style-name="P7"><text:tab/></text:p>
      <text:p text:style-name="P7">Initialize the AIX/NIM nodes:</text:p>
      <text:p text:style-name="code">nimnodeset -i 610image<text:span text:style-name="T1"> grp_rte</text:span></text:p>
      <text:list text:style-name="L1" text:continue-numbering="true">
        <text:list-item>
          <text:list text:continue-numbering="true">
            <text:list-item>
              <text:h text:style-name="P34" text:outline-level="2">For mksysb <text:span text:style-name="T1">method</text:span> installation</text:h>
            </text:list-item>
          </text:list>
        </text:list-item>
      </text:list>
      <text:p text:style-name="P8">The mksysb method described here relay on the node blade_rte witch installed by rte method.</text:p>
      <text:p text:style-name="P16">Note:Please make sure the node <text:span text:style-name="T2">blade_rte</text:span> has been installed successfully by rte method before starting this step.</text:p>
      <text:p text:style-name="P16"/>
      <text:list text:style-name="L1" text:continue-numbering="true">
        <text:list-header>
          <text:p text:style-name="P41"><text:span text:style-name="T2">[Prerequisite]</text:span>: Change the entry 'fsize = 2097151' to 'fsize = -1' in the default section of /etc/security/limits file on the source node blade_rte to make sure it has enough file size to store the mksysb file.</text:p>
        </text:list-header>
      </text:list>
      <text:p text:style-name="P8">Create the mksysb image</text:p>
      <text:p text:style-name="code">mknimimage -m mksysb -n blade_rte 610sysb spot=610image</text:p>
      <text:p text:style-name="P8"/>
      <text:list text:style-name="L1" text:continue-numbering="true">
        <text:list-item>
          <text:list text:continue-numbering="true">
            <text:list-header>
              <text:p text:style-name="P57">Create the NIM client definition:</text:p>
            </text:list-header>
          </text:list>
        </text:list-item>
      </text:list>
      <text:p text:style-name="code">xcat2nim -t <text:span text:style-name="T1">node</text:span> <text:span text:style-name="T1"><text:s/>grp_mksysb</text:span></text:p>
      <text:p text:style-name="P7"><text:tab/></text:p>
      <text:p text:style-name="P7">Initialize the AIX/NIM nodes:</text:p>
      <text:p text:style-name="P30">nimnodeset -i 610sysb grp_mksysb</text:p>
      <text:list text:style-name="L1" text:continue-numbering="true">
        <text:list-item>
          <text:list text:continue-numbering="true">
            <text:list-item>
              <text:h text:style-name="P32" text:outline-level="2">For <text:span text:style-name="T1">state</text:span>less installation</text:h>
            </text:list-item>
          </text:list>
        </text:list-item>
      </text:list>
      <text:p text:style-name="P8">Define and initialize the NIM machines which contained in the grp_stateless</text:p>
      <text:p text:style-name="code">mkdsklsnode -i 61cosi <text:s/>grp_stateless</text:p>
      <text:p text:style-name="P8"/>
      <text:p text:style-name="P8">After his step, you can use the 'lsnim -l' to display the NIM machines which have been defined.</text:p>
      <text:p text:style-name="P8"/>
      <text:list text:style-name="L1" text:continue-numbering="true">
        <text:list-item>
          <text:h text:style-name="P53" text:outline-level="1">Setup the console </text:h>
          <text:list>
            <text:list-item>
              <text:h text:style-name="P32" text:outline-level="2"><text:span text:style-name="T1">Setup</text:span> the conserver</text:h>
            </text:list-item>
          </text:list>
        </text:list-item>
      </text:list>
      <text:p text:style-name="P7"><text:span text:style-name="T1">Configure the conserver and start it:</text:span><text:tab/></text:p>
      <text:p text:style-name="code"><text:span text:style-name="T1">m</text:span>akeconservercf</text:p>
      <text:list text:style-name="L1" text:continue-numbering="true">
        <text:list-item>
          <text:list text:continue-numbering="true">
            <text:list-item>
              <text:h text:style-name="P34" text:outline-level="2"><text:soft-page-break/><text:span text:style-name="T1">[rte/mksysb] </text:span>Set the console parameter</text:h>
            </text:list-item>
          </text:list>
        </text:list-item>
      </text:list>
      <text:p text:style-name="P8">Set the CONSOLE to /dev/vty0, so that you can get the console output from the rcons command in the installation process. </text:p>
      <text:p text:style-name="code">vi /install/nim/bosinst_data/610image_bosinst_data</text:p>
      <text:p text:style-name="code">Modify the attribute CONSOLE from:</text:p>
      <text:p text:style-name="code"><text:tab/>CONSOLE = Default</text:p>
      <text:p text:style-name="code">to</text:p>
      <text:p text:style-name="code"><text:tab/>CONSOLE =/dev/vty0</text:p>
      <text:list text:style-name="L1" text:continue-numbering="true">
        <text:list-item>
          <text:list text:continue-numbering="true">
            <text:list-item>
              <text:h text:style-name="P32" text:outline-level="2">Open a console to monitor the installation process</text:h>
            </text:list-item>
          </text:list>
        </text:list-item>
      </text:list>
      <text:p text:style-name="code">rcons <text:s/>blade_rte</text:p>
      <text:p text:style-name="P27"/>
      <text:list text:style-name="L1" text:continue-numbering="true">
        <text:list-item>
          <text:h text:style-name="P56" text:outline-level="1">Install the nodes</text:h>
          <text:list>
            <text:list-item>
              <text:h text:style-name="P34" text:outline-level="2"><text:span text:style-name="T1">S</text:span>et the boot seq<text:span text:style-name="T1">uence</text:span></text:h>
            </text:list-item>
          </text:list>
        </text:list-item>
      </text:list>
      <text:p text:style-name="P8">Set the network as the first boot sequence, the hard disk as the next boot sequence.</text:p>
      <text:p text:style-name="code">rbootseq <text:span text:style-name="T1">grp_blade</text:span> net,hd</text:p>
      <text:list text:style-name="L1" text:continue-numbering="true">
        <text:list-item>
          <text:list text:continue-numbering="true">
            <text:list-item>
              <text:h text:style-name="P34" text:outline-level="2">Start the installation</text:h>
            </text:list-item>
          </text:list>
        </text:list-item>
      </text:list>
      <text:p text:style-name="P8">Use the rpower command to restart the nodes in the grp_blade group, and then all nodes will boot up from network to start the installation.</text:p>
      <text:p text:style-name="code">rpower <text:span text:style-name="T1">grp_blade</text:span> reset</text:p>
      <text:p text:style-name="code"/>
      <text:list text:style-name="L1" text:continue-numbering="true">
        <text:list-item>
          <text:h text:style-name="P56" text:outline-level="1">Advanced management</text:h>
        </text:list-item>
      </text:list>
      <text:p text:style-name="P8">To get following advanced management functions, please refer to the <text:a xlink:type="simple" xlink:href="https://xcat.svn.sourceforge.net/svnroot/xcat/xcat-core/trunk/xCAT-client/share/doc/xCAT2onAIXmksysb.pdf">xCAT2onAIXmksysb.pdf</text:a>, <text:a xlink:type="simple" xlink:href="https://xcat.svn.sourceforge.net/svnroot/xcat/xcat-core/trunk/xCAT-client/share/doc/xCAT2onAIXDiskless.pdf">xCAT2onAIXDiskless.pdf</text:a> and <text:a xlink:type="simple" xlink:href="https://xcat.svn.sourceforge.net/svnroot/xcat/xcat-core/trunk/xCAT-client/share/doc/xCAT2onAIXinstall.pdf">xCAT2onAIXinstall.pdf</text:a> <text:span text:style-name="T13">.</text:span></text:p>
      <text:p text:style-name="P29">Install additional software</text:p>
      <text:p text:style-name="P29">Add or modify files</text:p>
      <text:p text:style-name="P29"/>
      <text:p text:style-name="P29">Using other NIM resources</text:p>
      <text:p text:style-name="P29">Booting a “dataless” node </text:p>
      <text:p text:style-name="P29">Specifying additional values for the NIM node initialization </text:p>
      <text:p text:style-name="P29"/>
      <text:p text:style-name="P29">Updating AIX diskless nodes using xCAT</text:p>
      <text:p text:style-name="P29"/>
      <text:p text:style-name="P29">Removing NIM machine definitions</text:p>
      <text:p text:style-name="P29">Removing NIM resources</text:p>
      <text:p text:style-name="P29"/>
      <text:list text:style-name="L1" text:continue-numbering="true">
        <text:list-item>
          <text:h text:style-name="P52" text:outline-level="1"><text:soft-page-break/>troubleshooting tips</text:h>
          <text:list>
            <text:list-item>
              <text:h text:style-name="P32" text:outline-level="2"><text:span text:style-name="T1">Check</text:span> /etc/bootptab to make sure an entry exists for the node.</text:h>
            </text:list-item>
            <text:list-item>
              <text:h text:style-name="P32" text:outline-level="2"><text:span text:style-name="T1">Check</text:span> that the information in /tftpboot/&lt;node&gt;.info is correct.</text:h>
            </text:list-item>
            <text:list-item>
              <text:h text:style-name="P32" text:outline-level="2">Stop and restart inetd:</text:h>
            </text:list-item>
          </text:list>
        </text:list-item>
      </text:list>
      <text:p text:style-name="P10"><text:tab/>stopsrc -s inetd</text:p>
      <text:p text:style-name="P10"><text:tab/>startsrc -s inetd</text:p>
      <text:list text:style-name="L1" text:continue-numbering="true">
        <text:list-item>
          <text:list text:continue-numbering="true">
            <text:list-item>
              <text:h text:style-name="P32" text:outline-level="2">Stop and restart tftp<text:span text:style-name="T1">d</text:span>:</text:h>
            </text:list-item>
          </text:list>
        </text:list-item>
      </text:list>
      <text:p text:style-name="P10"><text:tab/>stopsrc -s tftpd</text:p>
      <text:p text:style-name="P9"><text:tab/>startsrc -s tftp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宋体" svg:font-family="宋体"/>
    <style:font-face style:name="TimesNewRomanPSMT" svg:font-family="TimesNewRomanPSMT" style:font-family-generic="roman"/>
    <style:font-face style:name="TimesNewRomanPS-ItalicMT" svg:font-family="TimesNewRomanPS-ItalicMT" style:font-family-generic="script"/>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class="text" style:default-outline-level="1">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auto-update="true" style:class="text" style:default-outline-level="2">
      <style:text-properties fo:font-size="14pt" fo:font-style="normal" fo:font-weight="bold" style:font-size-asian="14pt" style:font-style-asian="normal" style:font-weight-asian="bold" style:font-size-complex="14pt" style:font-style-complex="normal" style:font-weight-complex="bold"/>
    </style:style>
    <style:style style:name="Heading_20_3" style:display-name="Heading 3" style:family="paragraph" style:parent-style-name="Heading" style:next-style-name="Text_20_body" style:auto-update="true" style:class="text" style:default-outline-level="3">
      <style:text-properties style:font-name="Times New Roman" fo:font-size="13pt" fo:font-weight="bold" style:font-size-asian="13pt" style:font-weight-asian="bold" style:font-size-complex="13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de" style:family="paragraph" style:parent-style-name="Text_20_body" style:auto-update="true" style:class="text">
      <style:paragraph-properties fo:background-color="transparent">
        <style:background-image/>
      </style:paragraph-properties>
      <style:text-properties style:font-name="Courier New" fo:font-size="10pt" style:font-name-asian="Times New Roman" style:font-size-asian="10pt" style:language-asian="zh" style:country-asian="CN" style:font-size-complex="10pt"/>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xCAT2 AIX on JS blade - Howto</dc:title>
    <dc:creator>XiaoPeng Wang</dc:creator>
    <dc:date>2009-04-08T15:59:42</dc:date>
    <meta:editing-cycles>182</meta:editing-cycles>
    <meta:editing-duration>P5DT12H29M39S</meta:editing-duration>
    <meta:user-defined meta:name="Info 1"/>
    <meta:user-defined meta:name="Info 2"/>
    <meta:user-defined meta:name="Info 3"/>
    <meta:user-defined meta:name="Info 4"/>
    <meta:document-statistic meta:table-count="0" meta:image-count="0" meta:object-count="0" meta:page-count="12" meta:paragraph-count="305" meta:word-count="2781" meta:character-count="16250"/>
  </office:meta>
</office:document-meta>
</file>